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3.1701in"/>
    </style:style>
    <style:style style:name="TableColumn5" style:family="table-column">
      <style:table-column-properties style:column-width="3.1701in"/>
    </style:style>
    <style:style style:name="Table3" style:family="table">
      <style:table-properties style:width="6.3402in" fo:margin-left="0in" table:align="left"/>
    </style:style>
    <style:style style:name="TableRow6" style:family="table-row">
      <style:table-row-properties style:min-row-height="0.25in"/>
    </style:style>
    <style:style style:name="TableCell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50%"/>
    </style:style>
    <style:style style:name="T9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50%"/>
    </style:style>
    <style:style style:name="T12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13" style:family="table-row">
      <style:table-row-properties style:min-row-height="0.25in"/>
    </style:style>
    <style:style style:name="TableCell1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8" style:family="table-row">
      <style:table-row-properties style:min-row-height="0.25in"/>
    </style:style>
    <style:style style:name="TableCell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50%"/>
    </style:style>
    <style:style style:name="T21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50%"/>
    </style:style>
    <style:style style:name="T24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25" style:family="table-row">
      <style:table-row-properties style:min-row-height="0.25in"/>
    </style:style>
    <style:style style:name="TableCell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30" style:family="table-row">
      <style:table-row-properties style:min-row-height="0.25in"/>
    </style:style>
    <style:style style:name="TableCell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50%"/>
    </style:style>
    <style:style style:name="T33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50%"/>
    </style:style>
    <style:style style:name="T36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37" style:family="table-row">
      <style:table-row-properties style:min-row-height="0.25in"/>
    </style:style>
    <style:style style:name="TableCell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42" style:family="table-row">
      <style:table-row-properties style:min-row-height="0.2562in"/>
    </style:style>
    <style:style style:name="TableCell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50%"/>
    </style:style>
    <style:style style:name="T45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50%"/>
    </style:style>
    <style:style style:name="T48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49" style:family="table-row">
      <style:table-row-properties style:min-row-height="0.25in"/>
    </style:style>
    <style:style style:name="TableCell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50%"/>
    </style:style>
    <style:style style:name="T52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50%"/>
    </style:style>
    <style:style style:name="T55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56" style:family="table-row">
      <style:table-row-properties style:min-row-height="0.25in"/>
    </style:style>
    <style:style style:name="TableCell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61" style:family="table-row">
      <style:table-row-properties style:min-row-height="0.25in"/>
    </style:style>
    <style:style style:name="TableCell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50%"/>
    </style:style>
    <style:style style:name="T64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50%"/>
    </style:style>
    <style:style style:name="T67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68" style:family="table-row">
      <style:table-row-properties style:min-row-height="0.25in"/>
    </style:style>
    <style:style style:name="TableCell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73" style:family="table-row">
      <style:table-row-properties style:min-row-height="0.25in"/>
    </style:style>
    <style:style style:name="TableCell7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50%"/>
    </style:style>
    <style:style style:name="T76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7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50%"/>
    </style:style>
    <style:style style:name="T79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80" style:family="table-row">
      <style:table-row-properties style:min-row-height="0.25in"/>
    </style:style>
    <style:style style:name="TableCell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85" style:family="table-row">
      <style:table-row-properties style:min-row-height="0.25in"/>
    </style:style>
    <style:style style:name="TableCell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50%"/>
    </style:style>
    <style:style style:name="T88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50%"/>
    </style:style>
    <style:style style:name="T91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92" style:family="table-row">
      <style:table-row-properties style:min-row-height="0.25in"/>
    </style:style>
    <style:style style:name="TableCell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97" style:family="table-row">
      <style:table-row-properties style:min-row-height="0.25in"/>
    </style:style>
    <style:style style:name="TableCell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50%"/>
    </style:style>
    <style:style style:name="T100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1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50%"/>
    </style:style>
    <style:style style:name="T103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104" style:family="table-row">
      <style:table-row-properties style:min-row-height="0.25in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0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09" style:family="table-row">
      <style:table-row-properties style:min-row-height="0.25in"/>
    </style:style>
    <style:style style:name="TableCell1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50%"/>
    </style:style>
    <style:style style:name="T112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1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50%"/>
    </style:style>
    <style:style style:name="T115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116" style:family="table-row">
      <style:table-row-properties style:min-row-height="0.2562in"/>
    </style:style>
    <style:style style:name="TableCell1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21" style:family="table-row">
      <style:table-row-properties style:min-row-height="0.25in"/>
    </style:style>
    <style:style style:name="TableCell1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50%"/>
    </style:style>
    <style:style style:name="T124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1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50%"/>
    </style:style>
    <style:style style:name="T127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128" style:family="table-row">
      <style:table-row-properties style:min-row-height="0.25in"/>
    </style:style>
    <style:style style:name="TableCell1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33" style:family="table-row">
      <style:table-row-properties style:min-row-height="0.25in"/>
    </style:style>
    <style:style style:name="TableCell1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50%"/>
    </style:style>
    <style:style style:name="T136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1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50%"/>
    </style:style>
    <style:style style:name="T139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Row140" style:family="table-row">
      <style:table-row-properties style:min-row-height="0.25in"/>
    </style:style>
    <style:style style:name="TableCell1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45" style:family="table-row">
      <style:table-row-properties style:min-row-height="0.25in"/>
    </style:style>
    <style:style style:name="TableCell1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50%"/>
    </style:style>
    <style:style style:name="T148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TableCell1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50%"/>
    </style:style>
    <style:style style:name="T151" style:parent-style-name="DefaultParagraphFont" style:family="text">
      <style:text-properties style:font-name="Calibri" style:font-name-asian="Times New Roman" style:font-name-complex="Calibri" fo:color="#000000" fo:language="en" fo:country="US"/>
    </style:style>
    <style:style style:name="P15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3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eknisk Dokumentasjon: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Servernavn:</text:span></text:p>
          </table:table-cell>
          <table:table-cell table:style-name="TableCell10">
            <text:p text:style-name="P11"><text:span text:style-name="T12">kickeserver2imi</text:span></text:p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<text:span text:style-name="T21">Brukernavn:</text:span></text:p>
          </table:table-cell>
          <table:table-cell table:style-name="TableCell22">
            <text:p text:style-name="P23"><text:span text:style-name="T24">kickeserver</text:span>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Maskin Passord:</text:span></text:p>
          </table:table-cell>
          <table:table-cell table:style-name="TableCell34">
            <text:p text:style-name="P35"><text:span text:style-name="T36">Ubuntu4l1fe</text:span>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pan text:style-name="T45">IP Address: Server</text:span></text:p>
          </table:table-cell>
          <table:table-cell table:style-name="TableCell46">
            <text:p text:style-name="P47"><text:span text:style-name="T48">10.2.2.195</text:span></text:p>
          </table:table-cell>
        </table:table-row>
        <table:table-row table:style-name="TableRow49">
          <table:table-cell table:style-name="TableCell50">
            <text:p text:style-name="P51"><text:span text:style-name="T52">IP Address: Klient</text:span></text:p>
          </table:table-cell>
          <table:table-cell table:style-name="TableCell53">
            <text:p text:style-name="P54"><text:span text:style-name="T55">10.2.2.190</text:span>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Mysql Passord:</text:span></text:p>
          </table:table-cell>
          <table:table-cell table:style-name="TableCell65">
            <text:p text:style-name="P66"><text:span text:style-name="T67">Sql4l1fe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pan text:style-name="T76">MysqlPHPMyAdmin Bruker</text:span></text:p>
          </table:table-cell>
          <table:table-cell table:style-name="TableCell77">
            <text:p text:style-name="P78"><text:span text:style-name="T79">phpmyadmin</text:span>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phpMyAdmin Passord</text:span></text:p>
          </table:table-cell>
          <table:table-cell table:style-name="TableCell89">
            <text:p text:style-name="P90"><text:span text:style-name="T91">Php4l1fe</text:span>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pan text:style-name="T100"><text:s/>RootMysql Brukernavn</text:span></text:p>
          </table:table-cell>
          <table:table-cell table:style-name="TableCell101">
            <text:p text:style-name="P102"><text:span text:style-name="T103">Root</text:span>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<text:span text:style-name="T112">RootMysql Passord</text:span></text:p>
          </table:table-cell>
          <table:table-cell table:style-name="TableCell113">
            <text:p text:style-name="P114"><text:span text:style-name="T115">Root4l1fe</text:span>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Mysql Brukernavn</text:span></text:p>
          </table:table-cell>
          <table:table-cell table:style-name="TableCell125">
            <text:p text:style-name="P126"><text:span text:style-name="T127">enrique</text:span>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<text:span text:style-name="T136">Mysql Passord</text:span></text:p>
          </table:table-cell>
          <table:table-cell table:style-name="TableCell137">
            <text:p text:style-name="P138"><text:span text:style-name="T139">d9g[4k/Pphr10w00</text:span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span text:style-name="T148">nettverk navn</text:span></text:p>
          </table:table-cell>
          <table:table-cell table:style-name="TableCell149">
            <text:p text:style-name="P150"><text:span text:style-name="T151">enp2s0</text:span></text:p>
          </table:table-cell>
        </table:table-row>
      </table:table>
      <text:p text:style-name="P152"/>
      <text:p text:style-name="P15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b" fo:country="NO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nb" fo:country="NO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nb" fo:country="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Enrique Haugen Goodell<text:tab/>12.12.2022<text:tab/>I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rique Marcello Nahcotta Haugen Goodell</meta:initial-creator>
    <dc:creator>Enrique Marcello Nahcotta Haugen Goodell</dc:creator>
    <meta:creation-date>2022-12-12T09:45:00Z</meta:creation-date>
    <dc:date>2022-12-12T09:45:00Z</dc:date>
    <meta:template xlink:href="Normal" xlink:type="simple"/>
    <meta:editing-cycles>1</meta:editing-cycles>
    <meta:editing-duration>PT0S</meta:editing-duration>
    <meta:document-statistic meta:page-count="1" meta:paragraph-count="1" meta:word-count="64" meta:character-count="429" meta:row-count="3" meta:non-whitespace-character-count="366"/>
  </office:meta>
</office:document-meta>
</file>